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f6553" officeooo:paragraph-rsid="001f6553" style:font-size-asian="14pt" style:font-size-complex="14pt"/>
    </style:style>
    <style:style style:name="P2" style:family="paragraph" style:parent-style-name="Standard">
      <style:text-properties style:font-name="Calibri" fo:font-size="14pt" officeooo:rsid="00221a0a" officeooo:paragraph-rsid="00221a0a" style:font-size-asian="14pt" style:font-size-complex="14pt"/>
    </style:style>
    <style:style style:name="P3" style:family="paragraph" style:parent-style-name="Standard">
      <style:text-properties style:font-name="Calibri" fo:font-size="14pt" officeooo:paragraph-rsid="00221a0a" style:font-size-asian="14pt" style:font-size-complex="14pt"/>
    </style:style>
    <style:style style:name="P4" style:family="paragraph" style:parent-style-name="Standard">
      <style:text-properties style:font-name="Calibri" fo:font-size="14pt" fo:language="fr" fo:country="FR" officeooo:rsid="00221a0a" officeooo:paragraph-rsid="00221a0a" style:font-size-asian="14pt" style:font-size-complex="14pt"/>
    </style:style>
    <style:style style:name="P5" style:family="paragraph" style:parent-style-name="Standard">
      <style:text-properties style:font-name="Calibri" fo:font-size="14pt" officeooo:rsid="00221a0a" officeooo:paragraph-rsid="00221a0a" style:font-size-asian="14pt" style:font-size-complex="14pt"/>
    </style:style>
    <style:style style:name="P6" style:family="paragraph" style:parent-style-name="Standard">
      <style:text-properties style:font-name="Calibri" fo:font-size="14pt" officeooo:rsid="001f6553" officeooo:paragraph-rsid="001f6553" style:font-size-asian="14pt" style:font-size-complex="14pt"/>
    </style:style>
    <style:style style:name="P7" style:family="paragraph" style:parent-style-name="Standard">
      <style:text-properties officeooo:paragraph-rsid="002693c5"/>
    </style:style>
    <style:style style:name="T1" style:family="text">
      <style:text-properties officeooo:rsid="00221a0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1a0a"/>
    </style:style>
    <style:style style:name="T4" style:family="text">
      <style:text-properties officeooo:rsid="0024a2f3"/>
    </style:style>
    <style:style style:name="T5" style:family="text">
      <style:text-properties officeooo:rsid="002693c5"/>
    </style:style>
    <style:style style:name="T6" style:family="text">
      <style:text-properties style:font-name="Calibri" fo:font-size="14pt" officeooo:rsid="001f6553" style:font-size-asian="14pt" style:font-size-complex="14pt"/>
    </style:style>
    <style:style style:name="T7" style:family="text">
      <style:text-properties style:font-name="Calibri" fo:font-size="14pt" officeooo:rsid="002693c5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SEO (Search Engine Optimisation)</text:p>
      <text:p text:style-name="P1"/>
      <text:p text:style-name="P1">C’est l’optimisation pour moteur de recherche.</text:p>
      <text:p text:style-name="P1"/>
      <text:p text:style-name="P1">C’est le référencement naturel, il est effectué par le développeur.</text:p>
      <text:p text:style-name="P1"/>
      <text:p text:style-name="P7"><text:span text:style-name="T6">Contrairement au SEA </text:span><text:span text:style-name="T7">(</text:span>Search Engine Advertising<text:span text:style-name="T5">)</text:span><text:span text:style-name="T6"> qui est le référencement par la publicité.</text:span></text:p>
      <text:p text:style-name="P1">Référencement par positionnement.</text:p>
      <text:p text:style-name="P1"/>
      <text:p text:style-name="P1">SERP moteur de recherche.</text:p>
      <text:p text:style-name="P1">C'est la page qui est générée par le moteur de recherche suite à une requête de la part de l'internaute. </text:p>
      <text:p text:style-name="P1"/>
      <text:p text:style-name="P1">Le dév doit accroître son champs d’application.</text:p>
      <text:p text:style-name="P1"/>
      <text:p text:style-name="P1">Dans une recherche 33/15/10 %</text:p>
      <text:p text:style-name="P1"/>
      <text:p text:style-name="P1">Pour être positionné en tête de liste d’une recherche avec le SEO c’est impossible.</text:p>
      <text:p text:style-name="P1">Les grands groupes y arrivent grâce au SEA.</text:p>
      <text:p text:style-name="P1"/>
      <text:p text:style-name="P1">Les premiers référencés ne sont pas les meilleurs mais les mieux codé.</text:p>
      <text:p text:style-name="P1"/>
      <text:p text:style-name="P1">Les Crawl, indexation, référencement.</text:p>
      <text:p text:style-name="P1">Les bots explorent les pages.</text:p>
      <text:p text:style-name="P1"/>
      <text:p text:style-name="P1">Pour améliorer son code en vue d’améliorer son référencement :</text:p>
      <text:p text:style-name="P1">- éviter les balises div</text:p>
      <text:p text:style-name="P1">- mettre une balise h1 par page</text:p>
      <text:p text:style-name="P1">- mettre une image avec un alt.</text:p>
      <text:p text:style-name="P1"/>
      <text:p text:style-name="P2">Déclarer la langue dans le doctype.</text:p>
      <text:p text:style-name="P2">Utiliser des balises strong ou em pour les mots clés.</text:p>
      <text:p text:style-name="P2">Mettre du contenu sous forme de texte (de préférence sans fautes).</text:p>
      <text:p text:style-name="P2">Les alt doivent êtres clairs. (Pour le SEO et l’accessibilité)</text:p>
      <text:p text:style-name="P2"/>
      <text:p text:style-name="P2">Dans le head</text:p>
      <text:p text:style-name="P2">balise title par page, 70 caractères maxi.</text:p>
      <text:p text:style-name="P2">Balise meta description 150 caractères maxi.</text:p>
      <text:p text:style-name="P2"/>
      <text:p text:style-name="P2">Performance de l’application</text:p>
      <text:p text:style-name="P2">Si c’est trop long à charger alors l’application est déréférencé.</text:p>
      <text:p text:style-name="P2"><text:soft-page-break/>Veiller au poids des images, aux scripts JS, éviter les requêtes SELECT *, ne charger que ce qui est nécessaire.</text:p>
      <text:p text:style-name="P2">Pour les images commencer à préférer le jpeg 2000 et le jpeg webp,</text:p>
      <text:p text:style-name="P2">Sur Symphonie enlever la barre de début.</text:p>
      <text:p text:style-name="P2">Utiliser des compresseurs d’images pour réduire le poids des images.</text:p>
      <text:p text:style-name="P2">Soit à l’enregistrement (par diminution de la taille ou enregistrer pour le web),</text:p>
      <text:p text:style-name="P2">soit en utilisant un service en ligne (Guetzli).</text:p>
      <text:p text:style-name="P2">Penser au LazyLoad, c’est le chargement différé des images (si elles ne sont pas présentes dans le cache.</text:p>
      <text:p text:style-name="P2"/>
      <text:p text:style-name="P2">Pour le mobile</text:p>
      <text:p text:style-name="P2"/>
      <text:p text:style-name="P2">Il faut coder son site pour le mobile (Mobile First) et le moteur de recherche est content.</text:p>
      <text:p text:style-name="P2">Ensuite utiliser des media query pour faire du responsive.</text:p>
      <text:p text:style-name="P2"/>
      <text:p text:style-name="P2">Les menus burger sont bien vus.</text:p>
      <text:p text:style-name="P2">Penser à l’accessibilité des personnes âgées et des handicapés.</text:p>
      <text:p text:style-name="P2"/>
      <text:p text:style-name="P2">Les liens externes et internes</text:p>
      <text:p text:style-name="P2"/>
      <text:p text:style-name="P2">mettre des liens sociaux</text:p>
      <text:p text:style-name="P2">mettre des partenaires</text:p>
      <text:p text:style-name="P2"/>
      <text:p text:style-name="P2">Site map</text:p>
      <text:p text:style-name="P2"/>
      <text:p text:style-name="P2">C’est pas obligé mais recommandé pour les gros sites, document en xml ou html.</text:p>
      <text:p text:style-name="P2">Mettre arborescence du site dans le dossier de synthèse.</text:p>
      <text:p text:style-name="P2"/>
      <text:p text:style-name="P2">UX/UI (User eXperience/User Interface)</text:p>
      <text:p text:style-name="P2">Penser à l’ergonomie du site.</text:p>
      <text:p text:style-name="P2"/>
      <text:p text:style-name="P2">SXO (Search eXperience Optimisation)</text:p>
      <text:p text:style-name="P2">C’est le futur du SEO.</text:p>
      <text:p text:style-name="P2"><text:a xlink:type="simple" xlink:href="https://solutions.lesechos.fr/tech/c/focus-sur-le-sxo-ou-search-experience-optimization-32826/" text:style-name="Internet_20_link" text:visited-style-name="Visited_20_Internet_20_Link">https://solutions.lesechos.fr/tech/c/focus-sur-le-sxo-ou-search-experience-optimization-32826/</text:a></text:p>
      <text:p text:style-name="P2"/>
      <text:p text:style-name="P2"/>
      <text:p text:style-name="P2">Il faut chercher à faire des sites en https.</text:p>
      <text:p text:style-name="P2">En parler dans le dossier de synthèse.</text:p>
      <text:p text:style-name="P2"/>
      <text:p text:style-name="P2">Placer un bread crumb (fil d’Ariane).</text:p>
      <text:p text:style-name="P2"><text:soft-page-break/></text:p>
      <text:p text:style-name="P2">Pour ne pas référencer une page :</text:p>
      <text:p text:style-name="P2">&lt;meta name=’robots’ content=’noindex’&gt;</text:p>
      <text:p text:style-name="P2"/>
      <text:p text:style-name="P2">Rappel :</text:p>
      <text:p text:style-name="P2">La session c’est côté serveur</text:p>
      <text:p text:style-name="P2">et le cookie c’est côté client.</text:p>
      <text:p text:style-name="P2"/>
      <text:p text:style-name="P2">Installer Tarte au citron </text:p>
      <text:p text:style-name="P2">c’est un CMP (Consent Management Plateform)</text:p>
      <text:p text:style-name="P2">Permet de gérer les cookies et politique RGPD en conformité.</text:p>
      <text:p text:style-name="P2">Open source gratuit et payant si plus…</text:p>
      <text:p text:style-name="P2"/>
      <text:p text:style-name="P3"><text:span text:style-name="T1">Placer un token pour éviter la faille CSRF. (</text:span><text:span text:style-name="T2">Cross-Site Request Forgery</text:span><text:span text:style-name="T3">).</text:span></text:p>
      <text:p text:style-name="P4"/>
      <text:p text:style-name="P4">Placer un pot de miel pour éviter l’attaque par force</text:p>
      <text:p text:style-name="P2"><text:span text:style-name="T4">L</text:span>e captcha pour vérifier si c’est un humain qui fait une requête</text:p>
      <text:p text:style-name="P3"><text:span text:style-name="T1">Utiliser des regex pour vérifier les input ( OASP <text:s/></text:span>OpenWeb Application Security Project <text:span text:style-name="T1">)</text:span></text:p>
      <text:p text:style-name="P2">Un mp doit contenir : 12 caractères, 1 nombre, 1 signe et une majuscu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9T09:51:31.040000000</meta:creation-date>
    <dc:title>Default</dc:title>
    <meta:editing-cycles>6</meta:editing-cycles>
    <meta:generator>LibreOffice/7.4.5.1$Windows_X86_64 LibreOffice_project/9c0871452b3918c1019dde9bfac75448afc4b57f</meta:generator>
    <meta:editing-duration>PT2H55M</meta:editing-duration>
    <dc:date>2023-04-06T10:10:52.982000000</dc:date>
    <meta:document-statistic meta:table-count="0" meta:image-count="0" meta:object-count="0" meta:page-count="3" meta:paragraph-count="67" meta:word-count="533" meta:character-count="3285" meta:non-whitespace-character-count="2816"/>
  </office:meta>
</office:document-meta>
</file>